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D0000019329588F23D51D4AEF.png" manifest:media-type="image/png"/>
  <manifest:file-entry manifest:full-path="Pictures/100002010000012400000029F75B988537AC514F.png" manifest:media-type="image/png"/>
  <manifest:file-entry manifest:full-path="Pictures/10000201000002580000005E4438409221FE82B6.png" manifest:media-type="image/png"/>
  <manifest:file-entry manifest:full-path="Pictures/100002010000026400000241496E8C701D1339BE.png" manifest:media-type="image/png"/>
  <manifest:file-entry manifest:full-path="Pictures/10000201000001840000009307F4CA3C8A31EF9B.png" manifest:media-type="image/png"/>
  <manifest:file-entry manifest:full-path="Pictures/10000201000002B10000014E65A0DD5279423592.png" manifest:media-type="image/png"/>
  <manifest:file-entry manifest:full-path="Pictures/100002010000014A0000014C068A47D1BA77E637.png" manifest:media-type="image/png"/>
  <manifest:file-entry manifest:full-path="Pictures/100002010000029B000001D15FB782C5695CCF50.png" manifest:media-type="image/png"/>
  <manifest:file-entry manifest:full-path="Pictures/100002010000024C0000023FC3C9889BB70CC2CD.png" manifest:media-type="image/png"/>
  <manifest:file-entry manifest:full-path="Pictures/10000201000001AA0000015A71F44118BE79CA47.png" manifest:media-type="image/png"/>
  <manifest:file-entry manifest:full-path="Pictures/10000201000002D800000137240F6EB55364241F.png" manifest:media-type="image/png"/>
  <manifest:file-entry manifest:full-path="Pictures/10000201000002250000007DDE5E21086322F5CA.png" manifest:media-type="image/png"/>
  <manifest:file-entry manifest:full-path="Pictures/1000020100000269000001636359449EBF64AD1A.png" manifest:media-type="image/png"/>
  <manifest:file-entry manifest:full-path="Pictures/10000201000001D900000190B0ACCDDE479D5198.png" manifest:media-type="image/png"/>
  <manifest:file-entry manifest:full-path="Pictures/100002010000029F00000194BB66ECD26C8F89BA.png" manifest:media-type="image/png"/>
  <manifest:file-entry manifest:full-path="Pictures/10000201000002200000020F16586D6E527A5193.png" manifest:media-type="image/png"/>
  <manifest:file-entry manifest:full-path="Pictures/10000201000000C30000003A8447CA62BD7DA375.png" manifest:media-type="image/png"/>
  <manifest:file-entry manifest:full-path="Pictures/100002010000028100000127D3D707136E0CA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2a9d" officeooo:paragraph-rsid="00022a9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22a9d" officeooo:paragraph-rsid="00022a9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6.4272in"/>
        </style:tab-stops>
      </style:paragraph-properties>
      <style:text-properties fo:font-size="16pt" fo:font-weight="normal" officeooo:rsid="00022a9d" officeooo:paragraph-rsid="00022a9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4374in" svg:height="3.4583in" draw:z-index="0"><draw:image xlink:href="Pictures/100002010000014A0000014C068A47D1BA77E63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4272in" svg:height="3.698in" draw:z-index="1"><draw:image xlink:href="Pictures/1000020100000269000001636359449EBF64AD1A.png" xlink:type="simple" xlink:show="embed" xlink:actuate="onLoad" loext:mime-type="image/x-vclgraphic"/></draw:frame></text:p>
      <text:p text:style-name="P1"><draw:frame draw:style-name="fr1" draw:name="Image3" text:anchor-type="paragraph" svg:width="2.0311in" svg:height="0.6043in" draw:z-index="2"><draw:image xlink:href="Pictures/10000201000000C30000003A8447CA62BD7DA375.png" xlink:type="simple" xlink:show="embed" xlink:actuate="onLoad" loext:mime-type="image/x-vclgraphic"/></draw:frame></text:p>
      <text:p text:style-name="P1"/>
      <text:p text:style-name="P1"/>
      <text:p text:style-name="P1"/>
      <text:p text:style-name="P1"><draw:frame draw:style-name="fr1" draw:name="Image4" text:anchor-type="paragraph" svg:width="4.0417in" svg:height="1.5311in" draw:z-index="3"><draw:image xlink:href="Pictures/10000201000001840000009307F4CA3C8A31EF9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paragraph" svg:width="6.25in" svg:height="0.9791in" draw:z-index="4"><draw:image xlink:href="Pictures/10000201000002580000005E4438409221FE82B6.png" xlink:type="simple" xlink:show="embed" xlink:actuate="onLoad" loext:mime-type="image/x-vclgraphic"/></draw:frame></text:p>
      <text:p text:style-name="P1"><draw:frame draw:style-name="fr2" draw:name="Image6" text:anchor-type="paragraph" svg:width="6.6929in" svg:height="3.2445in" draw:z-index="5"><draw:image xlink:href="Pictures/10000201000002B10000014E65A0DD5279423592.png" xlink:type="simple" xlink:show="embed" xlink:actuate="onLoad" loext:mime-type="image/x-vclgraphic"/></draw:frame></text:p>
      <text:p text:style-name="P1"><draw:frame draw:style-name="fr2" draw:name="Image7" text:anchor-type="paragraph" svg:width="6.6929in" svg:height="4.6661in" draw:z-index="6"><draw:image xlink:href="Pictures/100002010000029B000001D15FB782C5695CCF50.png" xlink:type="simple" xlink:show="embed" xlink:actuate="onLoad" loext:mime-type="image/x-vclgraphic"/></draw:frame></text:p>
      <text:p text:style-name="P2"><draw:frame draw:style-name="fr2" draw:name="Image8" text:anchor-type="paragraph" svg:width="6.6929in" svg:height="4.0291in" draw:z-index="7"><draw:image xlink:href="Pictures/100002010000029F00000194BB66ECD26C8F89BA.png" xlink:type="simple" xlink:show="embed" xlink:actuate="onLoad" loext:mime-type="image/x-vclgraphic"/></draw:frame><text:soft-page-break/></text:p>
      <text:p text:style-name="P2"><draw:frame draw:style-name="fr3" draw:name="Image9" text:anchor-type="paragraph" svg:width="4.4374in" svg:height="3.6043in" draw:z-index="8"><draw:image xlink:href="Pictures/10000201000001AA0000015A71F44118BE79CA4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paragraph" svg:width="5.7189in" svg:height="1.302in" draw:z-index="9"><draw:image xlink:href="Pictures/10000201000002250000007DDE5E21086322F5CA.png" xlink:type="simple" xlink:show="embed" xlink:actuate="onLoad" loext:mime-type="image/x-vclgraphic"/></draw:frame></text:p>
      <text:p text:style-name="P2"><draw:frame draw:style-name="fr3" draw:name="Image11" text:anchor-type="paragraph" svg:width="4.9272in" svg:height="4.1665in" draw:z-index="10"><draw:image xlink:href="Pictures/10000201000001D900000190B0ACCDDE479D5198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12" text:anchor-type="paragraph" svg:width="5.6665in" svg:height="5.4898in" draw:z-index="11"><draw:image xlink:href="Pictures/10000201000002200000020F16586D6E527A5193.png" xlink:type="simple" xlink:show="embed" xlink:actuate="onLoad" loext:mime-type="image/x-vclgraphic"/></draw:frame></text:p>
      <text:p text:style-name="P2"><draw:frame draw:style-name="fr1" draw:name="Image13" text:anchor-type="paragraph" svg:width="6.1252in" svg:height="5.9898in" draw:z-index="12"><draw:image xlink:href="Pictures/100002010000024C0000023FC3C9889BB70CC2CD.png" xlink:type="simple" xlink:show="embed" xlink:actuate="onLoad" loext:mime-type="image/x-vclgraphic"/></draw:frame><text:soft-page-break/></text:p>
      <text:p text:style-name="P2"><draw:frame draw:style-name="fr3" draw:name="Image14" text:anchor-type="paragraph" svg:width="6.3752in" svg:height="6.0102in" draw:z-index="13"><draw:image xlink:href="Pictures/100002010000026400000241496E8C701D1339BE.png" xlink:type="simple" xlink:show="embed" xlink:actuate="onLoad" loext:mime-type="image/x-vclgraphic"/></draw:frame><text:soft-page-break/></text:p>
      <text:p text:style-name="P2"><draw:frame draw:style-name="fr2" draw:name="Image15" text:anchor-type="paragraph" svg:width="6.6929in" svg:height="2.8591in" draw:z-index="14"><draw:image xlink:href="Pictures/10000201000002D800000137240F6EB55364241F.png" xlink:type="simple" xlink:show="embed" xlink:actuate="onLoad" loext:mime-type="image/x-vclgraphic"/></draw:frame></text:p>
      <text:p text:style-name="P2"><draw:frame draw:style-name="fr3" draw:name="Image16" text:anchor-type="paragraph" svg:width="6.6772in" svg:height="3.0728in" draw:z-index="15"><draw:image xlink:href="Pictures/100002010000028100000127D3D707136E0CA596.png" xlink:type="simple" xlink:show="embed" xlink:actuate="onLoad" loext:mime-type="image/x-vclgraphic"/></draw:frame><text:soft-page-break/></text:p>
      <text:p text:style-name="P2"><draw:frame draw:style-name="fr1" draw:name="Image17" text:anchor-type="paragraph" svg:width="3.0417in" svg:height="0.4272in" draw:z-index="16"><draw:image xlink:href="Pictures/100002010000012400000029F75B988537AC514F.png" xlink:type="simple" xlink:show="embed" xlink:actuate="onLoad" loext:mime-type="image/x-vclgraphic"/></draw:frame></text:p>
      <text:p text:style-name="P2"/>
      <text:p text:style-name="P2"/>
      <text:p text:style-name="P2"><draw:frame draw:style-name="fr1" draw:name="Image18" text:anchor-type="paragraph" svg:width="5.9689in" svg:height="4.198in" draw:z-index="17"><draw:image xlink:href="Pictures/100002010000023D0000019329588F23D51D4AEF.png" xlink:type="simple" xlink:show="embed" xlink:actuate="onLoad" loext:mime-type="image/x-vclgraphic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08:00:36.455856956</meta:creation-date>
    <dc:date>2020-10-25T08:47:25.299373022</dc:date>
    <meta:editing-duration>PT6M5S</meta:editing-duration>
    <meta:editing-cycles>1</meta:editing-cycles>
    <meta:document-statistic meta:table-count="0" meta:image-count="18" meta:object-count="0" meta:page-count="7" meta:paragraph-count="0" meta:word-count="0" meta:character-count="0" meta:non-whitespace-character-count="0"/>
    <meta:generator>LibreOffice/6.0.7.3$Linux_X86_64 LibreOffice_project/00m0$Build-3</meta:generator>
  </office:meta>
</office:document-meta>
</file>